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P1" style:family="paragraph" style:parent-style-name="Standard">
      <style:text-properties style:font-name="FreeSans" fo:font-size="12pt" officeooo:rsid="0012d7c2" officeooo:paragraph-rsid="0012d7c2" style:font-size-asian="12pt" style:font-size-complex="12pt"/>
    </style:style>
    <style:style style:name="P2" style:family="paragraph" style:parent-style-name="Standard">
      <style:text-properties style:font-name="FreeSans" fo:font-size="12pt" officeooo:rsid="0012d7c2" officeooo:paragraph-rsid="0014bda1" style:font-size-asian="12pt" style:font-size-complex="12pt"/>
    </style:style>
    <style:style style:name="P3" style:family="paragraph" style:parent-style-name="Standard">
      <style:text-properties style:font-name="FreeSans" fo:font-size="12pt" officeooo:rsid="001f5aa1" officeooo:paragraph-rsid="001f5aa1" style:font-size-asian="12pt" style:font-size-complex="12pt"/>
    </style:style>
    <style:style style:name="P4" style:family="paragraph" style:parent-style-name="Standard">
      <style:text-properties style:font-name="FreeSans" fo:font-size="12pt" officeooo:rsid="0014bda1" officeooo:paragraph-rsid="0014bda1" style:font-size-asian="12pt" style:font-size-complex="12pt"/>
    </style:style>
    <style:style style:name="P5" style:family="paragraph" style:parent-style-name="Standard">
      <style:text-properties style:font-name="FreeSans" fo:font-size="12pt" fo:font-weight="bold" officeooo:rsid="0012d7c2" officeooo:paragraph-rsid="0012d7c2" style:font-size-asian="12pt" style:font-weight-asian="bold" style:font-size-complex="12pt" style:font-weight-complex="bold"/>
    </style:style>
    <style:style style:name="P6" style:family="paragraph" style:parent-style-name="Standard">
      <style:text-properties style:font-name="FreeSans" fo:font-size="12pt" fo:font-weight="bold" officeooo:rsid="00155239" officeooo:paragraph-rsid="00155239" style:font-size-asian="12pt" style:font-weight-asian="bold" style:font-size-complex="12pt" style:font-weight-complex="bold"/>
    </style:style>
    <style:style style:name="P7" style:family="paragraph" style:parent-style-name="Standard">
      <style:text-properties style:font-name="FreeSans" fo:font-size="12pt" fo:font-weight="bold" officeooo:rsid="00251725" officeooo:paragraph-rsid="00251725" style:font-size-asian="12pt" style:font-weight-asian="bold" style:font-size-complex="12pt" style:font-weight-complex="bold"/>
    </style:style>
    <style:style style:name="P8" style:family="paragraph" style:parent-style-name="Standard">
      <style:text-properties style:font-name="FreeSans" fo:font-size="12pt" fo:font-weight="normal" officeooo:rsid="00201d01" officeooo:paragraph-rsid="00201d01" style:font-size-asian="12pt" style:font-weight-asian="normal" style:font-size-complex="12pt" style:font-weight-complex="normal"/>
    </style:style>
    <style:style style:name="P9" style:family="paragraph" style:parent-style-name="Standard">
      <style:text-properties style:font-name="FreeSans" fo:font-size="12pt" fo:font-weight="normal" officeooo:rsid="00251725" officeooo:paragraph-rsid="00251725" style:font-size-asian="12pt" style:font-weight-asian="normal" style:font-size-complex="12pt" style:font-weight-complex="normal"/>
    </style:style>
    <style:style style:name="P10" style:family="paragraph" style:parent-style-name="Subtitle">
      <style:text-properties officeooo:rsid="001f5aa1" officeooo:paragraph-rsid="001f5aa1"/>
    </style:style>
    <style:style style:name="P11" style:family="paragraph" style:parent-style-name="Standard">
      <style:text-properties style:font-name="FreeSans" fo:font-size="12pt" fo:font-weight="normal" officeooo:rsid="00228d6a" officeooo:paragraph-rsid="00228d6a" style:font-size-asian="12pt" style:font-weight-asian="normal" style:font-size-complex="12pt" style:font-weight-complex="normal"/>
    </style:style>
    <style:style style:name="P12" style:family="paragraph" style:parent-style-name="Standard">
      <style:text-properties style:font-name="FreeSans" fo:font-size="12pt" fo:font-weight="normal" officeooo:rsid="00280d5b" officeooo:paragraph-rsid="00284c1c" style:font-size-asian="12pt" style:font-weight-asian="normal" style:font-size-complex="12pt" style:font-weight-complex="normal"/>
    </style:style>
    <style:style style:name="P13" style:family="paragraph" style:parent-style-name="Standard">
      <style:text-properties style:font-name="FreeSans" fo:font-size="12pt" fo:font-weight="normal" officeooo:rsid="00280d5b" officeooo:paragraph-rsid="0028bfdd" style:font-size-asian="12pt" style:font-weight-asian="normal" style:font-size-complex="12pt" style:font-weight-complex="normal"/>
    </style:style>
    <style:style style:name="P14" style:family="paragraph" style:parent-style-name="Standard">
      <style:text-properties style:font-name="FreeSans" fo:font-size="12pt" fo:font-weight="normal" officeooo:rsid="00284c1c" officeooo:paragraph-rsid="00284c1c" style:font-size-asian="12pt" style:font-weight-asian="normal" style:font-size-complex="12pt" style:font-weight-complex="normal"/>
    </style:style>
    <style:style style:name="P15" style:family="paragraph" style:parent-style-name="Standard">
      <style:text-properties style:font-name="FreeSans" fo:font-size="12pt" fo:font-weight="normal" officeooo:rsid="0028bfdd" officeooo:paragraph-rsid="0028bfdd" style:font-size-asian="12pt" style:font-weight-asian="normal" style:font-size-complex="12pt" style:font-weight-complex="normal"/>
    </style:style>
    <style:style style:name="P16" style:family="paragraph" style:parent-style-name="Standard">
      <style:text-properties style:font-name="FreeSans" fo:font-size="12pt" fo:font-weight="normal" officeooo:rsid="0028bfdd" officeooo:paragraph-rsid="00303675" style:font-size-asian="12pt" style:font-weight-asian="normal" style:font-size-complex="12pt" style:font-weight-complex="normal"/>
    </style:style>
    <style:style style:name="P17" style:family="paragraph" style:parent-style-name="Standard">
      <style:text-properties style:font-name="FreeSans" fo:font-size="12pt" fo:font-weight="normal" officeooo:rsid="002a97d8" officeooo:paragraph-rsid="002bf505" style:font-size-asian="12pt" style:font-weight-asian="normal" style:font-size-complex="12pt" style:font-weight-complex="normal"/>
    </style:style>
    <style:style style:name="P18" style:family="paragraph" style:parent-style-name="Standard">
      <style:text-properties style:font-name="FreeSans" fo:font-size="12pt" fo:font-weight="normal" officeooo:rsid="002a97d8" officeooo:paragraph-rsid="002e2294" style:font-size-asian="12pt" style:font-weight-asian="normal" style:font-size-complex="12pt" style:font-weight-complex="normal"/>
    </style:style>
    <style:style style:name="P19" style:family="paragraph" style:parent-style-name="Standard">
      <style:text-properties style:font-name="FreeSans" fo:font-size="12pt" fo:font-weight="normal" officeooo:rsid="002a97d8" officeooo:paragraph-rsid="00303675" style:font-size-asian="12pt" style:font-weight-asian="normal" style:font-size-complex="12pt" style:font-weight-complex="normal"/>
    </style:style>
    <style:style style:name="P20" style:family="paragraph" style:parent-style-name="Standard">
      <style:text-properties style:font-name="FreeSans" fo:font-size="12pt" fo:font-weight="normal" officeooo:rsid="002f672e" officeooo:paragraph-rsid="00303675" style:font-size-asian="12pt" style:font-weight-asian="normal" style:font-size-complex="12pt" style:font-weight-complex="normal"/>
    </style:style>
    <style:style style:name="P21" style:family="paragraph" style:parent-style-name="Standard">
      <style:text-properties style:font-name="FreeSans" fo:font-size="12pt" fo:font-weight="normal" officeooo:rsid="00300916" officeooo:paragraph-rsid="00300916" style:font-size-asian="12pt" style:font-weight-asian="normal" style:font-size-complex="12pt" style:font-weight-complex="normal"/>
    </style:style>
    <style:style style:name="P22" style:family="paragraph" style:parent-style-name="Standard">
      <style:text-properties style:font-name="FreeSans" fo:font-size="12pt" fo:font-weight="bold" officeooo:rsid="00280d5b" officeooo:paragraph-rsid="00284c1c" style:font-size-asian="12pt" style:font-weight-asian="bold" style:font-size-complex="12pt" style:font-weight-complex="bold"/>
    </style:style>
    <style:style style:name="P23" style:family="paragraph" style:parent-style-name="Standard">
      <style:text-properties style:font-name="FreeSans" fo:font-size="12pt" fo:font-weight="bold" officeooo:rsid="00300916" officeooo:paragraph-rsid="00300916"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officeooo:rsid="001f5aa1"/>
    </style:style>
    <style:style style:name="T3" style:family="text">
      <style:text-properties fo:font-style="italic" style:font-style-asian="italic" style:font-style-complex="italic"/>
    </style:style>
    <style:style style:name="T4" style:family="text">
      <style:text-properties fo:font-style="italic" officeooo:rsid="00201d01" style:font-style-asian="italic" style:font-style-complex="italic"/>
    </style:style>
    <style:style style:name="T5" style:family="text">
      <style:text-properties fo:font-style="italic" officeooo:rsid="00284c1c" style:font-style-asian="italic" style:font-style-complex="italic"/>
    </style:style>
    <style:style style:name="T6" style:family="text">
      <style:text-properties fo:font-style="italic" officeooo:rsid="002bf505" style:font-style-asian="italic" style:font-style-complex="italic"/>
    </style:style>
    <style:style style:name="T7" style:family="text">
      <style:text-properties fo:font-style="italic" officeooo:rsid="002e3556" style:font-style-asian="italic" style:font-style-complex="italic"/>
    </style:style>
    <style:style style:name="T8" style:family="text">
      <style:text-properties fo:font-style="italic" officeooo:rsid="00300916"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201d01" style:font-style-asian="normal" style:font-style-complex="normal"/>
    </style:style>
    <style:style style:name="T11" style:family="text">
      <style:text-properties fo:font-style="normal" officeooo:rsid="00284c1c" style:font-style-asian="normal" style:font-style-complex="normal"/>
    </style:style>
    <style:style style:name="T12" style:family="text">
      <style:text-properties fo:font-style="normal" officeooo:rsid="002bf505" style:font-style-asian="normal" style:font-style-complex="normal"/>
    </style:style>
    <style:style style:name="T13" style:family="text">
      <style:text-properties fo:font-style="normal" officeooo:rsid="002e3556" style:font-style-asian="normal" style:font-style-complex="normal"/>
    </style:style>
    <style:style style:name="T14" style:family="text">
      <style:text-properties fo:font-style="normal" officeooo:rsid="00300916"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bold" officeooo:rsid="002bf505" style:font-style-asian="normal" style:font-weight-asian="bold" style:font-style-complex="normal" style:font-weight-complex="bold"/>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officeooo:rsid="00201d01"/>
    </style:style>
    <style:style style:name="T19" style:family="text">
      <style:text-properties officeooo:rsid="0021e04b"/>
    </style:style>
    <style:style style:name="T20" style:family="text">
      <style:text-properties officeooo:rsid="002443e2"/>
    </style:style>
    <style:style style:name="T21" style:family="text">
      <style:text-properties officeooo:rsid="00277a50"/>
    </style:style>
    <style:style style:name="T22" style:family="text">
      <style:text-properties officeooo:rsid="00284c1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Script for IJCAR2020 talk</text:p>
      <text:p text:style-name="P1"/>
      <text:p text:style-name="P5"><text:span text:style-name="T2">Title</text:span>:</text:p>
      <text:p text:style-name="P3">This is a joint work with Emmanuel Gunther and Miguel Pagano from <text:span text:style-name="T19">the </text:span>National University at Córdoba.</text:p>
      <text:p text:style-name="P2"/>
      <text:p text:style-name="P5"><text:span text:style-name="T2">Summary</text:span>:</text:p>
      <text:p text:style-name="P3">I'll begin by reviewing the ZF logic of Isabelle and its Constructibility library. Then I'll say a few words about forcing and the benefits of the approach that uses countable transitive models, <text:span text:style-name="T21">which should be also apparent from comparing our code with the literature</text:span>. Finally, I'll mention some fu<text:span text:style-name="T21">r</text:span>ther active directions in our research project.</text:p>
      <text:p text:style-name="P2"/>
      <text:p text:style-name="P5"><text:span text:style-name="T2">Why Isabelle/ZF</text:span>:</text:p>
      <text:p text:style-name="P3">ZF is kind of a black sheep of the Isabelle family. Besides a few other people, everyone works using Isabelle/HOL. We chose ZF because at the time of our launch during 2017, it was the framework with the most advanced set theory formalized-- that is, the tools of absoluteness and relativization that are prerequisites for forcing. A second reason was the possibility to write proofs that look similar to the actual math, thanks to the Isar language. And finally, the underlying assumptions of the such a framework are rather low in consistency strength.</text:p>
      <text:p text:style-name="P3"/>
      <text:p text:style-name="P3"><text:span text:style-name="T9">Although we still benefited from great automation tools like </text:span><text:span text:style-name="T3">Simplifier</text:span><text:span text:style-name="T9">, </text:span><text:span text:style-name="T3">auto </text:span><text:span text:style-name="T9">and </text:span><text:span text:style-name="T3">blast,</text:span> the more powerful <text:span text:style-name="T3">sledgehammer</text:span><text:span text:style-name="T9"> is missing from ZF. </text:span></text:p>
      <text:p text:style-name="P3"/>
      <text:p text:style-name="P3"><text:span text:style-name="T9">The other most obvious downside</text:span><text:span text:style-name="T10">s</text:span><text:span text:style-name="T9"> </text:span><text:span text:style-name="T10">are </text:span><text:span text:style-name="T9">the lack of types </text:span><text:span text:style-name="T4">inside ZF</text:span><text:span text:style-name="T9">, which in some context creates extra burdens of proof, </text:span><text:span text:style-name="T10">and the fact that Isabelle's metatheory </text:span><text:span text:style-name="T4">Pure </text:span><text:span text:style-name="T10">is in some sense too weak, being unable to accommodate inductive definitions.</text:span></text:p>
      <text:p text:style-name="P4"/>
      <text:p text:style-name="P6"><text:span text:style-name="T18">Isabelle/ZF</text:span>:</text:p>
      <text:p text:style-name="P8">The Isabelle logic ZF defines two types: <text:span text:style-name="T1">i</text:span> for sets and <text:span text:style-name="T1">o </text:span>for Booleans. <text:span text:style-name="T9">It is to be noted that Isabelle/ZF is not strictly first-order, since it allows free higher order variables. Those occur, for instance, in the terms of type </text:span><text:span text:style-name="T15">o</text:span><text:span text:style-name="T9"> that encode the a</text:span>xioms of Separation and Replacement. This had a notorious impact in our design choices.</text:p>
      <text:p text:style-name="P8">* <text:span text:style-name="T20">Function types vs relational language</text:span></text:p>
      <text:p text:style-name="P8">* <text:span text:style-name="T20">internalized formulas.</text:span></text:p>
      <text:p text:style-name="P1"/>
      <text:p text:style-name="P7">The ctm-approach I:</text:p>
      <text:p text:style-name="P9">A ctm is a countable and transitive family of sets M, together with the restriction of the membership relation, thus making a first order structure</text:p>
      <text:p text:style-name="P9"/>
      <text:p text:style-name="P11">…</text:p>
      <text:p text:style-name="P11"/>
      <text:p text:style-name="P22"/>
      <text:p text:style-name="P22"/>
      <text:p text:style-name="P22"/>
      <text:p text:style-name="P22"/>
      <text:p text:style-name="P22">…</text:p>
      <text:p text:style-name="P22"/>
      <text:p text:style-name="P22"/>
      <text:p text:style-name="P22"><text:soft-page-break/></text:p>
      <text:p text:style-name="P22"><text:span text:style-name="T22">Adapted ZF-Constructible:</text:span></text:p>
      <text:p text:style-name="P22"/>
      <text:p text:style-name="P22"><text:span text:style-name="T22">Formalized </text:span><text:span text:style-name="T5">forces</text:span><text:span text:style-name="T11">:</text:span> </text:p>
      <text:p text:style-name="P12"/>
      <text:p text:style-name="P22"><text:span text:style-name="T22">M[G] |= ZF(C):</text:span></text:p>
      <text:p text:style-name="P14">The full machinery of forcing is not need to show that generic extensions satisty some of the axioms of ZFC, but it is required for the proofs of Separation, Powerset, and Replacement.</text:p>
      <text:p text:style-name="P22"/>
      <text:p text:style-name="P14">It is to be noted that the assumption of <text:span text:style-name="T3">AC </text:span><text:span text:style-name="T9">is only on the model </text:span><text:span text:style-name="T3">M</text:span><text:span text:style-name="T9"> and it is not part of the metatheory.</text:span></text:p>
      <text:p text:style-name="P14"/>
      <text:p text:style-name="P15"><text:span text:style-name="T9">We would like to show how the code of one of these proofs compares to mathematical prose. We tried to be as faithful as possible to the textbook by Kunen.</text:span></text:p>
      <text:p text:style-name="P12"/>
      <text:p text:style-name="P22">Code review:</text:p>
      <text:p text:style-name="P15">Above is an excerpt of the relevant theorem, and we focus in the proof of the Powerset Axiom.</text:p>
      <text:p text:style-name="P16"/>
      <text:p text:style-name="P16">We are told that it suffices to prove that assuming <text:span text:style-name="T3">a</text:span><text:span text:style-name="T9"> is the generic extension, </text:span></text:p>
      <text:p text:style-name="P16"/>
      <text:p text:style-name="P16"><text:span text:style-name="T9">then there is some </text:span><text:span text:style-name="T3">b</text:span><text:span text:style-name="T9"> there satisfying that inclusion.</text:span></text:p>
      <text:p text:style-name="P15"/>
      <text:p text:style-name="P16"><text:span text:style-name="T9">Here, </text:span><text:span text:style-name="T14">a subindex </text:span><text:span text:style-name="T3">G </text:span><text:span text:style-name="T9">denotes t</text:span><text:span text:style-name="T14">aking</text:span><text:span text:style-name="T9"> value</text:span><text:span text:style-name="T14">s</text:span><text:span text:style-name="T9"> at </text:span><text:span text:style-name="T3">G. </text:span><text:span text:style-name="T9">So we fix some </text:span><text:span text:style-name="T3">tau </text:span><text:span text:style-name="T9">such that its value is </text:span><text:span text:style-name="T3">a</text:span><text:span text:style-name="T9"> </text:span></text:p>
      <text:p text:style-name="P16"/>
      <text:p text:style-name="P16"><text:span text:style-name="T9">and we take </text:span><text:span text:style-name="T3">Q</text:span><text:span text:style-name="T9"> as indicated.</text:span></text:p>
      <text:p text:style-name="P15"><text:span text:style-name="T9"/></text:p>
      <text:p text:style-name="P15"><text:span text:style-name="T9">There are many lines folded here, and that happens everytime we should prove that some term lives indeed in </text:span><text:span text:style-name="T3">M</text:span><text:span text:style-name="T9">. To accomplish that, we must follow the relativization and synthesis discipline above for such a term. I'll comment on this at the end of the talk.</text:span></text:p>
      <text:p text:style-name="P15"><text:span text:style-name="T9"/></text:p>
      <text:p text:style-name="P17"><text:span text:style-name="T9">Continuing, </text:span><text:span text:style-name="T3">pi</text:span><text:span text:style-name="T9"> and </text:span><text:span text:style-name="T3">b</text:span><text:span text:style-name="T9"> are defined as stated. </text:span><text:span text:style-name="T12">For the proof of the main goal, an inclusion,</text:span></text:p>
      <text:p text:style-name="P18"><text:span text:style-name="T12"/></text:p>
      <text:p text:style-name="P19"><text:span text:style-name="T12">we take some </text:span><text:span text:style-name="T6">c</text:span><text:span text:style-name="T12"> on the lhs. </text:span></text:p>
      <text:p text:style-name="P19"/>
      <text:p text:style-name="P19"><text:span text:style-name="T13">We choose some </text:span><text:span text:style-name="T7">chi </text:span><text:span text:style-name="T13">with that value </text:span></text:p>
      <text:p text:style-name="P19"/>
      <text:p text:style-name="P19"><text:span text:style-name="T13">and </text:span><text:span text:style-name="T7">theta</text:span><text:span text:style-name="T13"> is defined as shown, where you can see below the raw format of an internalized formula with its de Bruijn indices 0 and 1.</text:span></text:p>
      <text:p text:style-name="P19"><text:span text:style-name="T13"/></text:p>
      <text:p text:style-name="P20"><text:span text:style-name="T13">T</text:span><text:span text:style-name="T9">hen, since </text:span><text:span text:style-name="T3">theta</text:span><text:span text:style-name="T9"> is in </text:span><text:span text:style-name="T3">Q</text:span><text:span text:style-name="T9">, </text:span></text:p>
      <text:p text:style-name="P20"/>
      <text:p text:style-name="P20"><text:span text:style-name="T14">it is enough to see that the value of </text:span><text:span text:style-name="T8">theta </text:span><text:span text:style-name="T14">at </text:span><text:span text:style-name="T8">G</text:span><text:span text:style-name="T14"> is c. This is enough for a sample; there is a bit more if someone feels curious.</text:span></text:p>
      <text:p text:style-name="P21"/>
      <text:p text:style-name="P23"><text:span text:style-name="T9">Looking forward:</text:span></text:p>
      <text:p text:style-name="P23"><text:span text:style-name="T17"/></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1T10:57:03.254961136</meta:creation-date>
    <meta:print-date>2019-09-23T12:02:34.991463456</meta:print-date>
    <dc:date>2020-06-16T23:38:00.116274081</dc:date>
    <meta:editing-duration>P1DT10H43M27S</meta:editing-duration>
    <meta:editing-cycles>19</meta:editing-cycles>
    <meta:generator>LibreOffice/4.2.8.2$Linux_X86_64 LibreOffice_project/420m0$Build-2</meta:generator>
    <meta:document-statistic meta:table-count="0" meta:image-count="0" meta:object-count="0" meta:page-count="2" meta:paragraph-count="37" meta:word-count="636" meta:character-count="3585" meta:non-whitespace-character-count="2979"/>
  </office:meta>
</office:document-meta>
</file>